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AnnotationProcessor.createInfoIndexFile( String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EventBusAnnotationProcessor.cutPackage( String paket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AnnotationProcessor.process( Set &lt; ? extends TypeElement &gt; annotations , RoundEnvironment env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EventBusAnnotationProcessor.getSupportedSourc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AnnotationProcessor.writeLine( BufferedWriter writer , int indentLevel , int indentLevelIncrease , String ... par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ventBusAnnotationProcessor.getParamTypeMirror( VariableElement param , Messager mess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ventBusAnnotationProcessor.isVisible( String myPackage , TypeElement type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ventBusAnnotationProcessor.collectSubscribers( Set &lt; ? extends TypeElement &gt; annotations , RoundEnvironment env , Messager messag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ventBusAnnotationProcessor.getClassString( TypeElement typeElement , String myPack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BusAnnotationProcessor.checkHasNoErrors( ExecutableElement element , Messager mess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ventBusAnnotationProcessor.getSuperclass( TypeElement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BusAnnotationProcessor.writeCreateSubscriberMethods( BufferedWriter writer , List &lt; ExecutableElement &gt; methods , String callPrefix , String myPack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ventBusAnnotationProcessor.getPackageElement( TypeElement subscriber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AnnotationProcessor.writeLine( BufferedWriter writer , int indentLevel , String ... p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AnnotationProcessor.writeIndexLines( BufferedWriter writer , String myPack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ventBusAnnotationProcessor.checkForSubscribersToSkip( Messager messager , String myPackag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EventBusAnnotationProcessor.writeIndent( BufferedWriter writer , int indent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